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svg:font-family="Arial"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P1" style:family="paragraph" style:parent-style-name="Heading_20_1">
      <style:paragraph-properties fo:text-align="start" style:justify-single-word="false" style:writing-mode="lr-tb"/>
    </style:style>
    <style:style style:name="P2" style:family="paragraph" style:parent-style-name="Text_20_body">
      <style:paragraph-properties fo:text-align="start" style:justify-single-word="false" style:writing-mode="lr-tb"/>
    </style:style>
    <style:style style:name="P3" style:family="paragraph" style:parent-style-name="Standard">
      <style:paragraph-properties fo:text-align="start" style:justify-single-word="false" style:writing-mode="lr-tb"/>
    </style:style>
    <style:style style:name="P4" style:family="paragraph" style:parent-style-name="Heading_20_3">
      <style:paragraph-properties fo:text-align="start" style:justify-single-word="false" style:writing-mode="lr-tb"/>
    </style:style>
    <style:style style:name="T1" style:family="text">
      <style:text-properties fo:font-weight="bold" style:font-weight-asian="bold" style:font-weight-complex="bol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tab/>A Date with Ruby </text:h>
      <text:p text:style-name="P2"><text:s/>Premshree Pillai</text:p>
      <text:p text:style-name="P3"/>
      <text:h text:style-name="P4" text:outline-level="3">1. Introduction</text:h>
      <text:p text:style-name="P3">Ruby is a programming ("scripting") language that brings together the object-oriented (OOP) power of Smalltalk, Perl's utility, and Python's simplicity. What you have, thus, is a very powerful, easy-to-use, object-oriented programming language.</text:p>
      <text:p text:style-name="P3"/>
      <text:p text:style-name="P3"/>
      <text:h text:style-name="P4" text:outline-level="3">2. History</text:h>
      <text:p text:style-name="P3">Ruby is not very youn, actually - it's twelve years old. The reason it gained popularity only recently is that all the original documents were in Japanese. Ruby was born in Japan, the home of Ruby's author, Yukihiro Matsumoto, known popularly as Matz. Although Ruby was released to the public in 1995, it was essentially bound only to Japan. It was only in early 2000 that documents were available in English.</text:p>
      <text:p text:style-name="P3"/>
      <text:p text:style-name="P3">Ruby is open-source, released under the GPL or Ruby's license (disjointly).</text:p>
      <text:p text:style-name="P3"/>
      <text:h text:style-name="P4" text:outline-level="3">3. Features</text:h>
      <text:p text:style-name="P3">3.1. <text:span text:style-name="T1">General features</text:span></text:p>
      <text:p text:style-name="P3">- Interpreted</text:p>
      <text:p text:style-name="P3">- Dynamic, strong typed</text:p>
      <text:p text:style-name="P3">- Portable</text:p>
      <text:p text:style-name="P3">- Comes with an interactive environment</text:p>
      <text:p text:style-name="P3"/>
      <text:p text:style-name="P3">3.2. <text:span text:style-name="T1">Language aspects</text:span></text:p>
      <text:p text:style-name="P3">- Regualr, orderly design</text:p>
      <text:p text:style-name="P3">- Automatic garbage collection</text:p>
      <text:p text:style-name="P3">- Regular expression is built in</text:p>
      <text:p text:style-name="P3">- OO from the start (not an afterthought)</text:p>
      <text:p text:style-name="P3">- System calls are built in</text:p>
      <text:p text:style-name="P3">- Thread implementation is native</text:p>
      <text:p text:style-name="P3">- Introspection, reflection - examine an object's behavious at runtime</text:p>
      <text:p text:style-name="P3"/>
      <text:h text:style-name="P4" text:outline-level="3">4. Getting started</text:h>
      <text:p text:style-name="P3"/>
      <text:p text:style-name="P3"><text:tab/>#!/usr/bin/env ruby</text:p>
      <text:p text:style-name="P3"><text:tab/># hello.rb</text:p>
      <text:p text:style-name="P3"/>
      <text:p text:style-name="P3"><text:tab/>print 'Hello, world!'</text:p>
      <text:p text:style-name="P3"/>
      <text:p text:style-name="P3"><text:tab/>$./hello.rb</text:p>
      <text:p text:style-name="P3"><text:tab/>Hello, world!</text:p>
      <text:p text:style-name="P3"><text:tab/>$</text:p>
      <text:p text:style-name="P3"/>
      <text:p text:style-name="P3"/>
      <text:h text:style-name="P4" text:outline-level="3">5. irb - Interactive Ruby</text:h>
      <text:p text:style-name="P3"/>
      <text:p text:style-name="P3"><text:tab/>premshree 02:14:59 ~/ruby-programs $ irb</text:p>
      <text:p text:style-name="P3"><text:tab/>irb(main):001:0&gt; some_variable = 0</text:p>
      <text:p text:style-name="P3"><text:tab/>=&gt;0</text:p>
      <text:p text:style-name="P3"><text:tab/>irb(main):002:0&gt; if some_variable == 0</text:p>
      <text:p text:style-name="P3"><text:tab/>irb(main):003:1&gt; <text:s text:c="3"/>print "Ruby rocks!\n"</text:p>
      <text:p text:style-name="P3"><text:tab/>irb(main):004:1&gt; else</text:p>
      <text:p text:style-name="P3"><text:tab/>irb(main):005:1* <text:s text:c="3"/>print "Ruby still rocks!\n"</text:p>
      <text:p text:style-name="P3"><text:tab/>irb(main):006:1&gt; end</text:p>
      <text:p text:style-name="P3"><text:tab/>Ruby rocks!</text:p>
      <text:p text:style-name="P3"><text:tab/>=&gt; nil</text:p>
      <text:p text:style-name="P3"><text:tab/>irb(main):007:0&gt;</text:p>
      <text:p text:style-name="P3"/>
      <text:h text:style-name="P4" text:outline-level="3">6. Standard data types</text:h>
      <text:p text:style-name="P3">6.1. <text:span text:style-name="T1">Numbers</text:span></text:p>
      <text:p text:style-name="P3"/>
      <text:p text:style-name="P3"><text:tab/>159 <text:tab/>#decimal</text:p>
      <text:p text:style-name="P3"><text:tab/>0376<text:tab/>#octal</text:p>
      <text:p text:style-name="P3"><text:tab/>0xaacd<text:tab/># hexadecimal</text:p>
      <text:p text:style-name="P3"/>
      <text:p text:style-name="P3">6.2. <text:span text:style-name="T1">Strings</text:span></text:p>
      <text:p text:style-name="P3"/>
      <text:p text:style-name="P3"><text:tab/>"This is a string"</text:p>
      <text:p text:style-name="P3"><text:tab/>'This is a string, too'</text:p>
      <text:p text:style-name="P3"><text:tab/>str = "OSDC"</text:p>
      <text:p text:style-name="P3"><text:tab/>print "#{str} Israel"</text:p>
      <text:p text:style-name="P3"/>
      <text:p text:style-name="P3">6.3. <text:span text:style-name="T1">Arrays</text:span></text:p>
      <text:p text:style-name="P3"/>
      <text:p text:style-name="P3"><text:tab/>my_array = [1, 2, 'foo']</text:p>
      <text:p text:style-name="P3"/>
      <text:p text:style-name="P3">6.4. <text:span text:style-name="T1">Hashes</text:span></text:p>
      <text:p text:style-name="P3"/>
      <text:p text:style-name="P3"><text:tab/>my_hsh = {</text:p>
      <text:p text:style-name="P3"><text:tab/><text:tab/>1<text:tab/>=&gt; 'Ruby',</text:p>
      <text:p text:style-name="P3"><text:tab/><text:tab/>'str'<text:tab/>=&gt; ['OSDC', 'Israel']</text:p>
      <text:p text:style-name="P3"><text:tab/>}</text:p>
      <text:p text:style-name="P3"/>
      <text:p text:style-name="P3">6.5. <text:span text:style-name="T1">Ranges</text:span></text:p>
      <text:p text:style-name="P3"/>
      <text:p text:style-name="P3"><text:tab/>nums = 1..10 # 1 to 10</text:p>
      <text:p text:style-name="P3"><text:tab/>nums = 1...3 # 1 to 2</text:p>
      <text:p text:style-name="P3"/>
      <text:p text:style-name="P3"/>
      <text:h text:style-name="P4" text:outline-level="3">7. Built-ins</text:h>
      <text:p text:style-name="P3">- Class methods</text:p>
      <text:p text:style-name="P3">- Instance methods</text:p>
      <text:p text:style-name="P3">- Module methods</text:p>
      <text:p text:style-name="P3"/>
      <text:p text:style-name="P3">7.1. <text:span text:style-name="T1">Dir</text:span> (class)</text:p>
      <text:p text:style-name="P3"/>
      <text:p text:style-name="P3"><text:tab/>irb(main):001:0&gt; Dir["**"]</text:p>
      <text:p text:style-name="P3"><text:tab/>=&gt; ["file.rb", "sub-dir", "f"]</text:p>
      <text:p text:style-name="P3"><text:tab/>irb(main):002:0&gt; Dir["?"]</text:p>
      <text:p text:style-name="P3"><text:tab/>=&gt; ["f"]</text:p>
      <text:p text:style-name="P3"><text:tab/>irb(main):003:0&gt; Dir["*.[a-z][a-z]"]</text:p>
      <text:p text:style-name="P3"><text:tab/>=&gt; ["file.rb"]</text:p>
      <text:p text:style-name="P3"/>
      <text:p text:style-name="P3">7.2. <text:span text:style-name="T1">File</text:span> (class)</text:p>
      <text:p text:style-name="P3"/>
      <text:p text:style-name="P3"><text:tab/>irb(main):008:0&gt; File.open("ThisFileDoesNot.Exist", "r")</text:p>
      <text:p text:style-name="P3"><text:tab/>Errno::ENOENT: No such file or directory - ThisFileDoesNot.Exist</text:p>
      <text:p text:style-name="P3"><text:s text:c="7"/><text:tab/><text:tab/>from (irb):8:in `initialize'</text:p>
      <text:p text:style-name="P3"><text:s text:c="8"/><text:tab/>from (irb):8:in `open'</text:p>
      <text:p text:style-name="P3"><text:s text:c="8"/><text:tab/>from (irb):8</text:p>
      <text:p text:style-name="P3"/>
      <text:p text:style-name="P3">7.3. <text:span text:style-name="T1">RegExps</text:span></text:p>
      <text:p text:style-name="P3"/>
      <text:p text:style-name="P3"><text:tab/>irb(main):001:0&gt; re = Regexp.new("[\\w\\.-]+@[\\w\\.\\-]+\\.[a-z]{2,4}")</text:p>
      <text:p text:style-name="P3"><text:tab/>=&gt; /[\w\.-]+@[\w\.\-]+\.[a-z]{2,4}/</text:p>
      <text:p text:style-name="P3"><text:tab/>irb(main):002:0&gt; re.match("ppillai@yahoo-inc.com")</text:p>
      <text:p text:style-name="P3"><text:tab/>=&gt; #&lt;MatchData:0x812feb8&gt;</text:p>
      <text:p text:style-name="P3"/>
      <text:p text:style-name="P3"/>
      <text:h text:style-name="P4" text:outline-level="3">8. Control Flow</text:h>
      <text:p text:style-name="P3">- conditionals</text:p>
      <text:p text:style-name="P3">- looping constructors</text:p>
      <text:p text:style-name="P3">- iterators</text:p>
      <text:p text:style-name="P3"/>
      <text:p text:style-name="P3">8.1. <text:span text:style-name="T1">if</text:span></text:p>
      <text:p text:style-name="P3"/>
      <text:p text:style-name="P3"><text:tab/>lang = gets</text:p>
      <text:p text:style-name="P3"><text:tab/>if lang == "ruby\n"</text:p>
      <text:p text:style-name="P3"><text:tab/><text:tab/>print "nice :-)"</text:p>
      <text:p text:style-name="P3"><text:tab/>end</text:p>
      <text:p text:style-name="P3"><text:tab/></text:p>
      <text:p text:style-name="P3"><text:tab/>print "hello" if foo=0</text:p>
      <text:p text:style-name="P3"/>
      <text:p text:style-name="P3">8.2. <text:span text:style-name="T1">for</text:span></text:p>
      <text:p text:style-name="P3"/>
      <text:p text:style-name="P3"><text:tab/>char_array = []</text:p>
      <text:p text:style-name="P3"><text:tab/>for char in 'a'..'e'</text:p>
      <text:p text:style-name="P3"><text:tab/><text:tab/>char_array &lt;&lt; char</text:p>
      <text:p text:style-name="P3"><text:tab/>end</text:p>
      <text:p text:style-name="P3"/>
      <text:p text:style-name="P3"/>
      <text:p text:style-name="P3">8.3. <text:span text:style-name="T1">while</text:span></text:p>
      <text:p text:style-name="P3"/>
      <text:p text:style-name="P3"><text:tab/>num = 0</text:p>
      <text:p text:style-name="P3"><text:tab/>while num &lt; 3</text:p>
      <text:p text:style-name="P3"><text:tab/><text:tab/>p num</text:p>
      <text:p text:style-name="P3"><text:tab/><text:tab/>num+=1</text:p>
      <text:p text:style-name="P3"><text:tab/>end</text:p>
      <text:p text:style-name="P3"/>
      <text:p text:style-name="P3"/>
      <text:p text:style-name="P3">8.4. <text:span text:style-name="T1">case</text:span></text:p>
      <text:p text:style-name="P3"/>
      <text:p text:style-name="P3"><text:tab/>char = "c"</text:p>
      <text:p text:style-name="P3"><text:tab/>case char</text:p>
      <text:p text:style-name="P3"><text:tab/>when "a".."c", "d"</text:p>
      <text:p text:style-name="P3"><text:tab/><text:tab/>print "a..d"</text:p>
      <text:p text:style-name="P3"><text:tab/>when "e"</text:p>
      <text:p text:style-name="P3"><text:tab/><text:tab/>print "e"</text:p>
      <text:p text:style-name="P3"><text:tab/>end</text:p>
      <text:p text:style-name="P3"/>
      <text:p text:style-name="P3"/>
      <text:p text:style-name="P3">8.5. <text:span text:style-name="T1">each</text:span></text:p>
      <text:p text:style-name="P3"/>
      <text:p text:style-name="P3"><text:tab/>my_arr = [1, 2, 3]</text:p>
      <text:p text:style-name="P3"><text:tab/>my_arr.each do |ele|</text:p>
      <text:p text:style-name="P3"><text:tab/><text:tab/>print ele</text:p>
      <text:p text:style-name="P3"><text:tab/>end</text:p>
      <text:p text:style-name="P3"/>
      <text:p text:style-name="P3"/>
      <text:p text:style-name="P3"><text:tab/>my_arr = [1, 2, 3]</text:p>
      <text:p text:style-name="P3"><text:tab/>my_arr.each { |ele|</text:p>
      <text:p text:style-name="P3"><text:tab/><text:tab/>print ele</text:p>
      <text:p text:style-name="P3"><text:tab/>}</text:p>
      <text:p text:style-name="P3"/>
      <text:p text:style-name="P3"/>
      <text:p text:style-name="P3"><text:tab/>my_hsh = {</text:p>
      <text:p text:style-name="P3"><text:tab/><text:tab/>1 =&gt; 'foo',</text:p>
      <text:p text:style-name="P3"><text:tab/><text:tab/>2 =&gt; 'bar'</text:p>
      <text:p text:style-name="P3"><text:tab/>}</text:p>
      <text:p text:style-name="P3"><text:tab/>my_hsh.each { |k, v|</text:p>
      <text:p text:style-name="P3"><text:tab/><text:tab/>print k, v</text:p>
      <text:p text:style-name="P3"><text:tab/>}</text:p>
      <text:p text:style-name="P3"/>
      <text:p text:style-name="P3"/>
      <text:h text:style-name="P4" text:outline-level="3"/>
      <text:h text:style-name="P4" text:outline-level="3"/>
      <text:h text:style-name="P4" text:outline-level="3">9. Blocks and Functions</text:h>
      <text:p text:style-name="P3"/>
      <text:p text:style-name="P3">9.1. <text:span text:style-name="T1">Blocks</text:span></text:p>
      <text:p text:style-name="P3"/>
      <text:p text:style-name="P3"><text:tab/># loop</text:p>
      <text:p text:style-name="P3"><text:tab/>10.times do |num|</text:p>
      <text:p text:style-name="P3"><text:tab/><text:tab/>print num</text:p>
      <text:p text:style-name="P3"><text:tab/>end<text:tab/></text:p>
      <text:p text:style-name="P3"/>
      <text:p text:style-name="P3"/>
      <text:p text:style-name="P3"><text:tab/># conditional<text:tab/></text:p>
      <text:p text:style-name="P3"><text:tab/>[1,2,3].delete_if { |ele|</text:p>
      <text:p text:style-name="P3"><text:tab/><text:tab/>ele &gt; 1</text:p>
      <text:p text:style-name="P3"><text:tab/>}</text:p>
      <text:p text:style-name="P3"><text:tab/>#=&gt; [1]</text:p>
      <text:p text:style-name="P3"/>
      <text:p text:style-name="P3"/>
      <text:p text:style-name="P3"><text:tab/># transform</text:p>
      <text:p text:style-name="P3"><text:tab/>[1,2,3].collect { |num|</text:p>
      <text:p text:style-name="P3"><text:tab/><text:tab/>num += 1</text:p>
      <text:p text:style-name="P3"><text:tab/>}</text:p>
      <text:p text:style-name="P3"><text:tab/>#=&gt; [2,3,4]</text:p>
      <text:p text:style-name="P3"/>
      <text:p text:style-name="P3">9.2. <text:span text:style-name="T1">Functions</text:span></text:p>
      <text:p text:style-name="P3"/>
      <text:p text:style-name="P3"><text:tab/>def my_func(num=10)</text:p>
      <text:p text:style-name="P3"><text:tab/><text:tab/>return num</text:p>
      <text:p text:style-name="P3"><text:tab/>end</text:p>
      <text:p text:style-name="P3"/>
      <text:p text:style-name="P3"/>
      <text:h text:style-name="P4" text:outline-level="3">10. Object-Oriented Ruby</text:h>
      <text:p text:style-name="P3"/>
      <text:p text:style-name="P3">10.1. <text:span text:style-name="T1">Class definition</text:span></text:p>
      <text:p text:style-name="P3"/>
      <text:p text:style-name="P3"><text:tab/># first letter of the class name is capitalized<text:tab/></text:p>
      <text:p text:style-name="P3"><text:tab/>class Person</text:p>
      <text:p text:style-name="P3"><text:tab/><text:tab/># class variables are preceded with '@@'</text:p>
      <text:p text:style-name="P3"><text:tab/><text:tab/>@@author = 'premshree'</text:p>
      <text:p text:style-name="P3"><text:tab/><text:tab/>@@count = 0</text:p>
      <text:p text:style-name="P3"/>
      <text:p text:style-name="P3"><text:tab/><text:tab/># instance method</text:p>
      <text:p text:style-name="P3"><text:tab/><text:tab/>def set_name(name)</text:p>
      <text:p text:style-name="P3"><text:tab/><text:tab/><text:tab/># instance variable</text:p>
      <text:p text:style-name="P3"><text:tab/><text:tab/><text:tab/>@name = name</text:p>
      <text:p text:style-name="P3"><text:tab/><text:tab/>end</text:p>
      <text:p text:style-name="P3"/>
      <text:p text:style-name="P3"><text:tab/><text:tab/>def inc_person_count</text:p>
      <text:p text:style-name="P3"><text:tab/><text:tab/><text:tab/>@@person_count += 1</text:p>
      <text:p text:style-name="P3"><text:tab/><text:tab/>end</text:p>
      <text:p text:style-name="P3"/>
      <text:p text:style-name="P3"><text:tab/><text:tab/># class method</text:p>
      <text:p text:style-name="P3"><text:tab/><text:tab/>def Person.get_person_count</text:p>
      <text:p text:style-name="P3"><text:tab/><text:tab/><text:tab/>@@person_count</text:p>
      <text:p text:style-name="P3"><text:tab/><text:tab/>end</text:p>
      <text:p text:style-name="P3"/>
      <text:p text:style-name="P3"><text:tab/><text:tab/>private</text:p>
      <text:p text:style-name="P3"><text:tab/><text:tab/>def some_priv_method</text:p>
      <text:p text:style-name="P3"><text:tab/><text:tab/><text:tab/>...</text:p>
      <text:p text:style-name="P3"><text:tab/><text:tab/>end</text:p>
      <text:p text:style-name="P3"/>
      <text:p text:style-name="P3"><text:tab/><text:tab/>def another_priv_method</text:p>
      <text:p text:style-name="P3"><text:tab/><text:tab/><text:tab/># this becomes private a private method too</text:p>
      <text:p text:style-name="P3"><text:tab/><text:tab/>end</text:p>
      <text:p text:style-name="P3"><text:tab/>end</text:p>
      <text:p text:style-name="P3"/>
      <text:p text:style-name="P3">- Instance variables are bound to instances (objects)</text:p>
      <text:p text:style-name="P3">- class varaiables are ted to classes. A "single copy" is maintained for all objects</text:p>
      <text:p text:style-name="P3">- Instance methods are invoked by objects. Eg.: my_obj.method_name</text:p>
      <text:p text:style-name="P3">- Class methods are called by qualifying with the class name. Eg.: MyClass.method_name</text:p>
      <text:p text:style-name="P3">- all class methods are public by default. To change the access level, precede with keywords 'public', 'private'</text:p>
      <text:p text:style-name="P3"/>
      <text:p text:style-name="P3">10.2. <text:span text:style-name="T1">Creating objects</text:span></text:p>
      <text:p text:style-name="P3"><text:tab/></text:p>
      <text:p text:style-name="P3"><text:tab/>class Person</text:p>
      <text:p text:style-name="P3"><text:tab/><text:tab/>def initialize(name)</text:p>
      <text:p text:style-name="P3"><text:tab/><text:tab/><text:tab/>@name = name</text:p>
      <text:p text:style-name="P3"><text:tab/><text:tab/>end</text:p>
      <text:p text:style-name="P3"><text:tab/>end</text:p>
      <text:p text:style-name="P3"><text:tab/></text:p>
      <text:p text:style-name="P3"><text:tab/>my_obj = MyClass.new</text:p>
      <text:p text:style-name="P3"/>
      <text:p text:style-name="P3">Creating a MyClass object creates an uninitialized object. If the class has an initialize method, it is called with the arguments passed to new. </text:p>
      <text:p text:style-name="P3"/>
      <text:p text:style-name="P3">10.3. <text:span text:style-name="T1">Getters/setters</text:span></text:p>
      <text:p text:style-name="P3"/>
      <text:p text:style-name="P3">Create setters automagically:</text:p>
      <text:p text:style-name="P3"/>
      <text:p text:style-name="P3"><text:tab/>class SetTest</text:p>
      <text:p text:style-name="P3"><text:tab/><text:tab/># setters</text:p>
      <text:p text:style-name="P3"><text:tab/><text:tab/>attr_writer :name, :age</text:p>
      <text:p text:style-name="P3"><text:tab/>end</text:p>
      <text:p text:style-name="P3"/>
      <text:p text:style-name="P3">Create getters automagically:</text:p>
      <text:p text:style-name="P3"/>
      <text:p text:style-name="P3"><text:tab/>class GetTest</text:p>
      <text:p text:style-name="P3"><text:tab/><text:tab/># getters</text:p>
      <text:p text:style-name="P3"><text:tab/><text:tab/>attr_reader :name, :age</text:p>
      <text:p text:style-name="P3"><text:tab/>end</text:p>
      <text:p text:style-name="P3"/>
      <text:p text:style-name="P3">Create getters/setters automgically</text:p>
      <text:p text:style-name="P3"><text:tab/></text:p>
      <text:p text:style-name="P3"><text:tab/>class Test</text:p>
      <text:p text:style-name="P3"><text:tab/><text:tab/>attr_accessor :name, :age</text:p>
      <text:p text:style-name="P3"><text:tab/>end</text:p>
      <text:p text:style-name="P3"/>
      <text:p text:style-name="P3">10.4 <text:span text:style-name="T1">Inheritance</text:span></text:p>
      <text:p text:style-name="P3"/>
      <text:p text:style-name="P3"><text:tab/>class Author &lt; Person</text:p>
      <text:p text:style-name="P3"><text:tab/><text:tab/>def author_books</text:p>
      <text:p text:style-name="P3"><text:tab/><text:tab/><text:tab/>...</text:p>
      <text:p text:style-name="P3"><text:tab/><text:tab/>end</text:p>
      <text:p text:style-name="P3"/>
      <text:p text:style-name="P3"><text:tab/><text:tab/># get from superclass</text:p>
      <text:p text:style-name="P3"><text:tab/><text:tab/>def get_person_name</text:p>
      <text:p text:style-name="P3"><text:tab/><text:tab/><text:tab/>super</text:p>
      <text:p text:style-name="P3"><text:tab/><text:tab/>end</text:p>
      <text:p text:style-name="P3"><text:tab/>end</text:p>
      <text:p text:style-name="P3"/>
      <text:p text:style-name="P3"/>
      <text:h text:style-name="P4" text:outline-level="3">11. Resources</text:h>
      <text:p text:style-name="P3"/>
      <text:p text:style-name="P3">- Official website: http://www.ruby-lang.org/</text:p>
      <text:p text:style-name="P3">- RubyGarden Wiki: http://www.rubygarden.org/wiki</text:p>
      <text:p text:style-name="P3">- Programming Ruby: http://www.rubycentral.com/book</text:p>
      <text:p text:style-name="P3">- Why's (Poignant) Guide to Ruby: http://poignantguide.net/</text:p>
      <text:p text:style-name="P3">- Ruby-Doc: http://www/ruby-doc.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svg:font-family="Arial"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text-align="center" style:justify-single-word="false"/>
      <style:text-properties fo:font-size="36pt" style:font-size-asian="36pt" style:font-size-complex="36pt"/>
    </style:style>
    <style:style style:name="Heading1" style:family="paragraph" style:parent-style-name="Standard">
      <style:text-properties fo:font-size="18pt" fo:font-weight="bold" style:font-size-asian="18pt" style:font-weight-asian="bold" style:font-size-complex="18pt" style:font-weight-complex="bold"/>
    </style:style>
    <style:style style:name="Heading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ent-style-name="Standard">
      <style:text-properties fo:font-size="12pt" style:font-size-asian="12pt" style:font-size-complex="12pt"/>
    </style:style>
    <style:style style:name="Default_7e_LT_7e_Gliederung_20_1" style:display-name="Default~LT~Gliederung 1" style:family="paragraph">
      <style:paragraph-properties fo:margin-left="0.953cm" fo:margin-right="0cm" fo:margin-top="0.265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30pt" fo:font-style="normal" fo:text-shadow="none" style:text-underline-style="none" fo:font-weight="normal" style:font-name-asian="Tahoma" style:font-size-asian="30pt" style:font-style-asian="normal" style:font-weight-asian="normal" style:font-name-complex="Tahoma" style:font-size-complex="30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2pt" fo:font-style="normal" fo:text-shadow="none" style:text-underline-style="none" fo:font-weight="normal" style:font-name-asian="Tahoma" style:font-size-asian="42pt" style:font-style-asian="normal" style:font-weight-asian="normal" style:font-name-complex="Tahoma" style:font-size-complex="42pt" style:font-style-complex="normal" style:font-weight-complex="normal" style:text-emphasize="none"/>
    </style:style>
    <style:style style:name="Default_7e_LT_7e_Untertitel" style:display-name="Default~LT~Untertitel" style:family="paragraph">
      <style:paragraph-properties fo:margin-left="0cm" fo:margin-right="0cm" fo:margin-top="0.265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0pt" fo:font-style="normal" fo:text-shadow="none" style:text-underline-style="none" fo:font-weight="normal" style:font-name-asian="Tahoma" style:font-size-asian="30pt" style:font-style-asian="normal" style:font-weight-asian="normal" style:font-name-complex="Tahoma" style:font-size-complex="30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2pt" fo:font-style="normal" fo:text-shadow="none" style:text-underline-style="none" fo:font-weight="normal" style:font-name-asian="Tahoma" style:font-size-asian="42pt" style:font-style-asian="normal" style:font-weight-asian="normal" style:font-name-complex="Tahoma" style:font-size-complex="42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Outline_20_1" style:display-name="Outline 1" style:family="paragraph">
      <style:paragraph-properties fo:margin-left="0.953cm" fo:margin-right="0cm" fo:margin-top="0.265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30pt" fo:font-style="normal" fo:text-shadow="none" style:text-underline-style="none" fo:font-weight="normal" style:font-name-asian="Tahoma" style:font-size-asian="30pt" style:font-style-asian="normal" style:font-weight-asian="normal" style:font-name-complex="Tahoma" style:font-size-complex="30pt" style:font-style-complex="normal" style:font-weight-complex="normal" style:text-emphasize="none"/>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Säule" style:family="paragraph">
      <style:paragraph-properties style:text-autospace="none"/>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rl-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Uri Bruck</meta:initial-creator>
    <meta:creation-date>2006-02-11T23:44:50</meta:creation-date>
    <dc:creator>Uri Bruck</dc:creator>
    <dc:date>2006-02-11T23:49:09</dc:date>
    <dc:language>en-US</dc:language>
    <meta:editing-cycles>2</meta:editing-cycles>
    <meta:editing-duration>PT4M19S</meta:editing-duration>
    <meta:user-defined meta:name="Info 1"/>
    <meta:user-defined meta:name="Info 2"/>
    <meta:user-defined meta:name="Info 3"/>
    <meta:user-defined meta:name="Info 4"/>
    <meta:document-statistic meta:table-count="0" meta:image-count="0" meta:object-count="0" meta:page-count="7" meta:paragraph-count="222" meta:word-count="795" meta:character-count="5164"/>
  </office:meta>
</office:document-meta>
</file>